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-left="0.002cm solid #ffffff" fo:border-right="0.002cm solid #000000" fo:border-top="0.002cm solid #000000" fo:border-bottom="0.002cm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ffffff" fo:border-right="0.002cm solid #000000" fo:border-top="none" fo:border-bottom="0.002cm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1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Text_20_body">Inserimento nuovo event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Ettore : Pedagogo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253769" text:style-name="L1">
              <text:list-item>
                <text:p text:style-name="P3">Ettore è il pedagogo dell' asilo .Decide di organizzare un nuovo evento avente come tema principale la ''Recita'' utilizzata come strumento per aiutare il bambino a giungere <text:s/><text:span text:style-name="T1">alla soluzione di un problema mediante la collaborazione con altri,caratterizzata dalla spontaneità e dall' allegria</text:span><text:span text:style-name="T2"> .</text:span>Ettore è loggato ad @silo</text:p>
              </text:list-item>
              <text:list-item>
                <text:p text:style-name="P3">Ettore accede alla sezione eventi </text:p>
              </text:list-item>
              <text:list-item>
                <text:p text:style-name="P3">Ettore clicca sulla voce '' Inserimento Nuovo Evento'' </text:p>
                <text:list>
                  <text:list-item>
                    <text:list>
                      <text:list-item>
                        <text:p text:style-name="P3">Il sistema mostra il form di Inserimento Evento</text:p>
                      </text:list-item>
                    </text:list>
                  </text:list-item>
                </text:list>
              </text:list-item>
              <text:list-item>
                <text:p text:style-name="P3">Ettore inserisce ''22/02/2012'' <text:s/>nel campo ''Data'' , <text:s/>inserisce ''' Recitare per imparare'' nel campo ''Titolo'' e sottomette l'evento Evento'' </text:p>
                <text:list>
                  <text:list-item>
                    <text:list>
                      <text:list-item>
                        <text:p text:style-name="P3">Il sistema riceve l'evento e lo pubblica</text:p>
                      </text:list-item>
                    </text:list>
                  </text:list-item>
                </text:list>
              </text:list-item>
              <text:list-item>
                <text:p text:style-name="P3">Ettore esce dal sistema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6T21:47:03.09</meta:creation-date>
    <meta:editing-duration>PT15M29S</meta:editing-duration>
    <meta:editing-cycles>5</meta:editing-cycles>
    <meta:generator>OpenOffice.org/3.3$Win32 OpenOffice.org_project/330m20$Build-9567</meta:generator>
    <dc:date>2012-10-20T11:11:47.82</dc:date>
    <meta:document-statistic meta:table-count="1" meta:image-count="0" meta:object-count="0" meta:page-count="1" meta:paragraph-count="12" meta:word-count="117" meta:character-count="778"/>
    <dc:creator>Alfonso Piscitelli</dc:creator>
  </office:meta>
</office:document-meta>
</file>